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-FLEX Type B" svg:font-family="'T-FLEX Type B'" style:font-pitch="variable"/>
    <style:font-face style:name="Times New Roman2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2cm" fo:margin-right="0.774cm" fo:line-height="150%" fo:text-indent="0cm" style:auto-text-indent="false" style:page-number="auto"/>
    </style:style>
    <style:style style:name="P2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4709c" officeooo:paragraph-rsid="0004709c" style:font-size-asian="14pt" style:font-size-complex="14pt"/>
    </style:style>
    <style:style style:name="P3" style:family="paragraph" style:parent-style-name="Standard">
      <style:paragraph-properties fo:margin-left="0.492cm" fo:margin-right="0.774cm" fo:line-height="200%" fo:text-align="center" style:justify-single-word="false" fo:text-indent="0cm" style:auto-text-indent="false"/>
      <style:text-properties fo:font-size="14pt" officeooo:rsid="0004709c" officeooo:paragraph-rsid="0004709c" style:font-size-asian="14pt" style:font-size-complex="14pt"/>
    </style:style>
    <style:style style:name="P4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0ab622" officeooo:paragraph-rsid="000ab622" style:font-size-asian="14pt" style:font-size-complex="14pt"/>
    </style:style>
    <style:style style:name="P5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0ab622" officeooo:paragraph-rsid="00197131" style:font-size-asian="14pt" style:font-size-complex="14pt"/>
    </style:style>
    <style:style style:name="P6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14c13a" officeooo:paragraph-rsid="0014c13a" style:font-size-asian="14pt" style:font-size-complex="14pt"/>
    </style:style>
    <style:style style:name="P7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16aa1b" officeooo:paragraph-rsid="0016aa1b" style:font-size-asian="14pt" style:font-size-complex="14pt"/>
    </style:style>
    <style:style style:name="P8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4709c" officeooo:paragraph-rsid="0020d98d" style:font-size-asian="14pt" style:font-size-complex="14pt"/>
    </style:style>
    <style:style style:name="P9" style:family="paragraph" style:parent-style-name="Standard">
      <style:paragraph-properties fo:margin-left="0.492cm" fo:margin-right="0.774cm" fo:line-height="150%" fo:text-align="start" style:justify-single-word="false" fo:text-indent="0cm" style:auto-text-indent="false"/>
      <style:text-properties fo:font-size="14pt" officeooo:rsid="0004709c" officeooo:paragraph-rsid="0020d98d" style:font-size-asian="14pt" style:font-size-complex="14pt"/>
    </style:style>
    <style:style style:name="P10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67027" officeooo:paragraph-rsid="0020d98d" style:font-size-asian="14pt" style:font-size-complex="14pt"/>
    </style:style>
    <style:style style:name="P11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16aa1b" officeooo:paragraph-rsid="0020d98d" style:font-size-asian="14pt" style:font-size-complex="14pt"/>
    </style:style>
    <style:style style:name="P12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en" fo:country="US" officeooo:rsid="0016aa1b" officeooo:paragraph-rsid="0020d98d" style:font-size-asian="14pt" style:font-size-complex="14pt"/>
    </style:style>
    <style:style style:name="P13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en" fo:country="US" officeooo:rsid="0021ba98" officeooo:paragraph-rsid="0021ba98" style:font-size-asian="14pt" style:font-size-complex="14pt"/>
    </style:style>
    <style:style style:name="P14" style:family="paragraph">
      <style:paragraph-properties style:writing-mode="lr-tb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0cm" fo:margin-right="0cm" fo:line-height="150%" fo:text-align="center" fo:text-indent="0cm" style:writing-mode="lr-tb"/>
    </style:style>
    <style:style style:name="P17" style:family="paragraph">
      <style:paragraph-properties fo:margin-left="0cm" fo:margin-right="0cm" fo:line-height="150%" fo:text-align="center" fo:text-indent="0cm" style:writing-mode="lr-tb"/>
      <style:text-properties style:font-name="T-FLEX Type B" fo:font-size="11pt" style:font-size-asian="11pt" style:font-size-complex="11pt"/>
    </style:style>
    <style:style style:name="P18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style:font-size-asian="11pt" style:font-size-complex="11pt"/>
    </style:style>
    <style:style style:name="P19" style:family="paragraph">
      <style:paragraph-properties fo:margin-left="0cm" fo:margin-right="0cm" fo:line-height="150%" fo:text-align="justify" fo:text-indent="0cm" style:writing-mode="lr-tb"/>
    </style:style>
    <style:style style:name="P20" style:family="paragraph">
      <style:paragraph-properties fo:margin-left="0cm" fo:margin-right="0cm" fo:line-height="150%" fo:text-align="justify" fo:text-indent="0cm" style:writing-mode="lr-tb"/>
      <style:text-properties style:font-name="T-FLEX Type A" fo:font-size="11pt" style:font-size-asian="11pt" style:font-size-complex="11pt"/>
    </style:style>
    <style:style style:name="P21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22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style:font-size-asian="12pt" style:font-size-complex="12pt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weight="normal" style:font-size-asian="16pt" style:font-weight-asian="normal" style:font-size-complex="16pt" style:font-weight-complex="normal"/>
    </style:style>
    <style:style style:name="P25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6" style:family="paragraph">
      <style:paragraph-properties fo:margin-left="0cm" fo:margin-right="0cm" fo:line-height="150%" fo:text-align="start" fo:text-indent="0cm" style:writing-mode="lr-tb"/>
    </style:style>
    <style:style style:name="P27" style:family="paragraph">
      <style:paragraph-properties fo:margin-left="0cm" fo:margin-right="0cm" fo:line-height="150%" fo:text-align="start" fo:text-indent="0cm" style:writing-mode="lr-tb"/>
      <style:text-properties style:font-name="T-FLEX Type A" fo:font-size="11pt" style:font-size-asian="11pt" style:font-size-complex="11pt"/>
    </style:style>
    <style:style style:name="P28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style="italic" style:font-size-asian="16pt" style:font-style-asian="italic" style:font-size-complex="16pt" style:font-style-complex="italic"/>
    </style:style>
    <style:style style:name="P29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30" style:family="paragraph">
      <style:paragraph-properties fo:margin-left="0cm" fo:margin-right="0cm" fo:line-height="150%" fo:text-align="justify" fo:text-indent="1.251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31" style:family="paragraph">
      <style:paragraph-properties fo:margin-left="0cm" fo:margin-right="0cm" fo:line-height="150%" fo:text-align="center" fo:text-indent="1.251cm" style:writing-mode="lr-tb"/>
      <style:text-properties style:font-name="T-FLEX Type B" fo:font-size="16pt" style:font-size-asian="16pt" style:font-size-complex="16pt"/>
    </style:style>
    <style:style style:name="T1" style:family="text">
      <style:text-properties officeooo:rsid="0002c8ea" style:font-size-asian="12.25pt"/>
    </style:style>
    <style:style style:name="T2" style:family="text">
      <style:text-properties officeooo:rsid="0005f38a" style:font-size-asian="12.25pt"/>
    </style:style>
    <style:style style:name="T3" style:family="text">
      <style:text-properties officeooo:rsid="0016aa1b" style:font-size-asian="12.25pt"/>
    </style:style>
    <style:style style:name="T4" style:family="text">
      <style:text-properties officeooo:rsid="000e6a29" style:font-size-asian="12.25pt"/>
    </style:style>
    <style:style style:name="T5" style:family="text">
      <style:text-properties officeooo:rsid="0020d98d" style:font-size-asian="12.25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a2d42"/>
    </style:style>
    <style:style style:name="T8" style:family="text">
      <style:text-properties fo:language="en" fo:country="US" officeooo:rsid="00197131" style:font-size-asian="12.25pt"/>
    </style:style>
    <style:style style:name="T9" style:family="text">
      <style:text-properties fo:language="en" fo:country="US" officeooo:rsid="0014c13a"/>
    </style:style>
    <style:style style:name="T10" style:family="text">
      <style:text-properties fo:language="en" fo:country="US" officeooo:rsid="00197131"/>
    </style:style>
    <style:style style:name="T11" style:family="text">
      <style:text-properties fo:language="en" fo:country="US" officeooo:rsid="0020d98d"/>
    </style:style>
    <style:style style:name="T12" style:family="text">
      <style:text-properties officeooo:rsid="0004709c"/>
    </style:style>
    <style:style style:name="T13" style:family="text">
      <style:text-properties officeooo:rsid="0016aa1b"/>
    </style:style>
    <style:style style:name="T14" style:family="text">
      <style:text-properties officeooo:rsid="00197131"/>
    </style:style>
    <style:style style:name="T15" style:family="text">
      <style:text-properties officeooo:rsid="001a7e51"/>
    </style:style>
    <style:style style:name="T16" style:family="text">
      <style:text-properties officeooo:rsid="001c02d1"/>
    </style:style>
    <style:style style:name="T17" style:family="text">
      <style:text-properties officeooo:rsid="001fcc14"/>
    </style:style>
    <style:style style:name="T18" style:family="text">
      <style:text-properties officeooo:rsid="0020d98d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197131"/>
    </style:style>
    <style:style style:name="T21" style:family="text">
      <style:text-properties fo:language="ru" fo:country="RU" officeooo:rsid="0020d98d"/>
    </style:style>
    <style:style style:name="T22" style:family="text">
      <style:text-properties officeooo:rsid="0021ba98"/>
    </style:style>
    <style:style style:name="T23" style:family="text">
      <style:text-properties style:use-window-font-color="true" style:font-name="T-FLEX Type A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4" style:family="text">
      <style:text-properties style:use-window-font-color="true" style:font-name="T-FLEX Type B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5" style:family="text">
      <style:text-properties style:use-window-font-color="true" style:font-name="T-FLEX Type A" fo:font-size="11pt" fo:language="uk" fo:country="UA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6" style:family="text"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T27" style:family="text">
      <style:text-properties style:use-window-font-color="true" style:font-name="T-FLEX Type B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28" style:family="text">
      <style:text-properties style:use-window-font-color="true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29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30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31" style:family="text">
      <style:text-properties style:use-window-font-color="true" style:font-name="T-FLEX Type A" fo:font-size="16pt" fo:language="ru" fo:country="RU" fo:font-style="italic" style:font-name-asian="Times New Roman" style:font-size-asian="16pt" style:font-style-asian="italic" style:font-name-complex="Calibri" style:font-size-complex="16pt" style:language-complex="ar" style:country-complex="SA" style:font-style-complex="italic"/>
    </style:style>
    <style:style style:name="T32" style:family="text">
      <style:text-properties style:use-window-font-color="true" style:font-name="T-FLEX Type B" fo:font-size="12pt" fo:language="ru" fo:country="RU" fo:font-style="italic" style:font-name-asian="Times New Roman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33" style:family="text">
      <style:text-properties style:use-window-font-color="true" style:font-name="T-FLEX Type B" fo:font-size="16pt" fo:language="ru" fo:country="RU" fo:font-style="italic" style:font-name-asian="Arial" style:font-size-asian="16pt" style:language-asian="ar" style:country-asian="SA" style:font-style-asian="italic" style:font-name-complex="Calibri" style:font-size-complex="16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4" svg:width="18.301cm" svg:height="28.302cm" svg:x="1.946cm" svg:y="0.741cm">
          <text:p/>
          <draw:enhanced-geometry svg:viewBox="0 0 21600 21600" draw:type="rectangle" draw:enhanced-path="M 0 0 L 21600 0 21600 21600 0 21600 0 0 Z N"/>
        </draw:custom-shape>
        <draw:line draw:style-name="gr3" draw:text-style-name="P15" svg:x1="2.828cm" svg:y1="25.021cm" svg:x2="2.828cm" svg:y2="26.547cm">
          <text:p/>
        </draw:line>
        <draw:line draw:style-name="gr3" draw:text-style-name="P15" svg:x1="1.958cm" svg:y1="25.044cm" svg:x2="20.228cm" svg:y2="25.044cm">
          <text:p/>
        </draw:line>
        <draw:line draw:style-name="gr3" draw:text-style-name="P15" svg:x1="3.96cm" svg:y1="25.051cm" svg:x2="3.96cm" svg:y2="29.027cm">
          <text:p/>
        </draw:line>
        <draw:line draw:style-name="gr3" draw:text-style-name="P15" svg:x1="6.447cm" svg:y1="25.07cm" svg:x2="6.447cm" svg:y2="29.026cm">
          <text:p/>
        </draw:line>
        <draw:line draw:style-name="gr3" draw:text-style-name="P15" svg:x1="7.949cm" svg:y1="25.07cm" svg:x2="7.949cm" svg:y2="29.026cm">
          <text:p/>
        </draw:line>
        <draw:line draw:style-name="gr3" draw:text-style-name="P15" svg:x1="8.95cm" svg:y1="25.058cm" svg:x2="8.95cm" svg:y2="29.013cm">
          <text:p/>
        </draw:line>
        <draw:line draw:style-name="gr3" draw:text-style-name="P15" svg:x1="16.45cm" svg:y1="26.552cm" svg:x2="16.452cm" svg:y2="27.531cm">
          <text:p/>
        </draw:line>
        <draw:line draw:style-name="gr4" draw:text-style-name="P15" svg:x1="1.958cm" svg:y1="28.044cm" svg:x2="8.931cm" svg:y2="28.044cm">
          <text:p/>
        </draw:line>
        <draw:line draw:style-name="gr4" draw:text-style-name="P15" svg:x1="1.958cm" svg:y1="28.543cm" svg:x2="8.931cm" svg:y2="28.543cm">
          <text:p/>
        </draw:line>
        <draw:frame draw:style-name="gr5" draw:text-style-name="P17" svg:width="0.807cm" svg:height="0.436cm" svg:x="1.995cm" svg:y="26.088cm">
          <draw:text-box>
            <text:p text:style-name="P16"><text:span text:style-name="T23">Изм</text:span><text:span text:style-name="T24">.</text:span></text:p>
          </draw:text-box>
        </draw:frame>
        <draw:frame draw:style-name="gr5" draw:text-style-name="P18" svg:width="1.006cm" svg:height="0.436cm" svg:x="2.907cm" svg:y="26.088cm">
          <draw:text-box>
            <text:p text:style-name="P16"><text:span text:style-name="T25">Лист</text:span></text:p>
          </draw:text-box>
        </draw:frame>
        <draw:frame draw:style-name="gr5" draw:text-style-name="P20" svg:width="2.354cm" svg:height="0.436cm" svg:x="4.019cm" svg:y="26.088cm">
          <draw:text-box>
            <text:p text:style-name="P19"><text:span text:style-name="T25">№ </text:span><text:span text:style-name="T25">докум.</text:span></text:p>
          </draw:text-box>
        </draw:frame>
        <draw:frame draw:style-name="gr5" draw:text-style-name="P20" svg:width="1.403cm" svg:height="0.436cm" svg:x="6.504cm" svg:y="26.088cm">
          <draw:text-box>
            <text:p text:style-name="P19"><text:span text:style-name="T23">Подпись</text:span></text:p>
          </draw:text-box>
        </draw:frame>
        <draw:frame draw:style-name="gr5" draw:text-style-name="P20" svg:width="0.914cm" svg:height="0.436cm" svg:x="7.987cm" svg:y="26.088cm">
          <draw:text-box>
            <text:p text:style-name="P19"><text:span text:style-name="T25">Дата</text:span></text:p>
          </draw:text-box>
        </draw:frame>
        <draw:frame draw:style-name="gr5" draw:text-style-name="P21" svg:width="1.348cm" svg:height="0.436cm" svg:x="16.521cm" svg:y="26.577cm">
          <draw:text-box>
            <text:p text:style-name="P16"><text:span text:style-name="T26">лист</text:span></text:p>
          </draw:text-box>
        </draw:frame>
        <draw:frame draw:style-name="gr5" draw:text-style-name="P22" svg:width="1.348cm" svg:height="0.438cm" svg:x="16.521cm" svg:y="27.094cm">
          <draw:text-box>
            <text:p text:style-name="P16"><text:span text:style-name="T27">Х</text:span></text:p>
          </draw:text-box>
        </draw:frame>
        <draw:frame draw:style-name="gr5" draw:text-style-name="P24" svg:width="11.126cm" svg:height="0.675cm" svg:x="9.046cm" svg:y="25.478cm">
          <draw:text-box>
            <text:p text:style-name="P23"><text:span text:style-name="T28">КП-АПИ(Ф)НГТУ-210201.65-(АВР09-1)-08-14</text:span></text:p>
          </draw:text-box>
        </draw:frame>
        <draw:line draw:style-name="gr3" draw:text-style-name="P15" svg:x1="1.958cm" svg:y1="26.543cm" svg:x2="20.228cm" svg:y2="26.543cm">
          <text:p/>
        </draw:line>
        <draw:line draw:style-name="gr3" draw:text-style-name="P15" svg:x1="1.972cm" svg:y1="26.046cm" svg:x2="8.945cm" svg:y2="26.046cm">
          <text:p/>
        </draw:line>
        <draw:line draw:style-name="gr4" draw:text-style-name="P15" svg:x1="1.958cm" svg:y1="25.539cm" svg:x2="8.98cm" svg:y2="25.534cm">
          <text:p/>
        </draw:line>
        <draw:line draw:style-name="gr4" draw:text-style-name="P15" svg:x1="1.958cm" svg:y1="27.543cm" svg:x2="8.931cm" svg:y2="27.543cm">
          <text:p/>
        </draw:line>
        <draw:line draw:style-name="gr4" draw:text-style-name="P15" svg:x1="1.958cm" svg:y1="27.039cm" svg:x2="8.931cm" svg:y2="27.039cm">
          <text:p/>
        </draw:line>
        <draw:g draw:style-name="gr6">
          <draw:frame draw:style-name="gr5" draw:text-style-name="P22" svg:width="1.945cm" svg:height="0.436cm" svg:x="1.981cm" svg:y="26.591cm">
            <draw:text-box>
              <text:p text:style-name="P19"><text:span text:style-name="T25">Разраб.</text:span></text:p>
            </draw:text-box>
          </draw:frame>
          <draw:frame draw:style-name="gr5" draw:text-style-name="P25" svg:width="2.354cm" svg:height="0.436cm" svg:x="4.02cm" svg:y="26.591cm">
            <draw:text-box>
              <text:p text:style-name="P19"><text:span text:style-name="T29">Муртазина Е.В.</text:span></text:p>
            </draw:text-box>
          </draw:frame>
        </draw:g>
        <draw:g draw:style-name="gr6">
          <draw:frame draw:style-name="gr5" draw:text-style-name="P20" svg:width="1.945cm" svg:height="0.436cm" svg:x="1.981cm" svg:y="27.081cm">
            <draw:text-box>
              <text:p text:style-name="P19"><text:span text:style-name="T25">Провер.</text:span></text:p>
            </draw:text-box>
          </draw:frame>
          <draw:frame draw:style-name="gr5" draw:text-style-name="P22" svg:width="2.354cm" svg:height="0.436cm" svg:x="4.02cm" svg:y="27.081cm">
            <draw:text-box>
              <text:p text:style-name="P19"><text:span text:style-name="T30">Шурыгин Б.Д.</text:span></text:p>
            </draw:text-box>
          </draw:frame>
        </draw:g>
        <draw:g draw:style-name="gr6">
          <draw:frame draw:style-name="gr7" draw:text-style-name="P19" svg:width="1.945cm" svg:height="0.436cm" svg:x="1.981cm" svg:y="27.584cm">
            <draw:text-box>
              <text:p/>
            </draw:text-box>
          </draw:frame>
          <draw:custom-shape draw:style-name="gr8" draw:text-style-name="P14" svg:width="2.354cm" svg:height="0.436cm" svg:x="4.02cm" svg:y="27.586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0" svg:width="1.945cm" svg:height="0.436cm" svg:x="1.981cm" svg:y="28.072cm">
            <draw:text-box>
              <text:p text:style-name="P19"><text:span text:style-name="T25">Н. Контр.</text:span></text:p>
            </draw:text-box>
          </draw:frame>
          <draw:custom-shape draw:style-name="gr8" draw:text-style-name="P14" svg:width="2.354cm" svg:height="0.436cm" svg:x="4.02cm" svg:y="28.074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7" svg:width="1.945cm" svg:height="0.436cm" svg:x="1.981cm" svg:y="28.561cm">
            <draw:text-box>
              <text:p text:style-name="P26"><text:span text:style-name="T25">Утверд.</text:span></text:p>
            </draw:text-box>
          </draw:frame>
          <draw:custom-shape draw:style-name="gr8" draw:text-style-name="P14" svg:width="2.354cm" svg:height="0.436cm" svg:x="4.02cm" svg:y="28.563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5" svg:x1="14.949cm" svg:y1="26.552cm" svg:x2="14.949cm" svg:y2="29.013cm">
          <text:p/>
        </draw:line>
        <draw:frame draw:style-name="gr5" draw:text-style-name="P28" svg:width="5.756cm" svg:height="2.276cm" svg:x="9.07cm" svg:y="26.656cm">
          <draw:text-box>
            <text:p text:style-name="P23"><text:span text:style-name="T31">Пояснительная записка</text:span></text:p>
          </draw:text-box>
        </draw:frame>
        <draw:line draw:style-name="gr3" draw:text-style-name="P15" svg:x1="14.96cm" svg:y1="27.044cm" svg:x2="20.238cm" svg:y2="27.044cm">
          <text:p/>
        </draw:line>
        <draw:line draw:style-name="gr3" draw:text-style-name="P15" svg:x1="14.958cm" svg:y1="27.543cm" svg:x2="20.236cm" svg:y2="27.543cm">
          <text:p/>
        </draw:line>
        <draw:line draw:style-name="gr3" draw:text-style-name="P15" svg:x1="17.948cm" svg:y1="26.552cm" svg:x2="17.95cm" svg:y2="27.531cm">
          <text:p/>
        </draw:line>
        <draw:frame draw:style-name="gr5" draw:text-style-name="P29" svg:width="1.348cm" svg:height="0.436cm" svg:x="15.025cm" svg:y="26.577cm">
          <draw:text-box>
            <text:p text:style-name="P23"><text:span text:style-name="T26">лит</text:span></text:p>
          </draw:text-box>
        </draw:frame>
        <draw:frame draw:style-name="gr5" draw:text-style-name="P18" svg:width="2.128cm" svg:height="0.436cm" svg:x="18.029cm" svg:y="26.577cm">
          <draw:text-box>
            <text:p text:style-name="P16"><text:span text:style-name="T23">листов</text:span></text:p>
          </draw:text-box>
        </draw:frame>
        <draw:frame draw:style-name="gr5" draw:text-style-name="P30" svg:width="2.128cm" svg:height="0.436cm" svg:x="18.041cm" svg:y="27.079cm">
          <draw:text-box>
            <text:p text:style-name="P23"><text:span text:style-name="T32">ХХ</text:span></text:p>
          </draw:text-box>
        </draw:frame>
        <draw:line draw:style-name="gr4" draw:text-style-name="P15" svg:x1="15.45cm" svg:y1="27.055cm" svg:x2="15.45cm" svg:y2="27.531cm">
          <text:p/>
        </draw:line>
        <draw:line draw:style-name="gr4" draw:text-style-name="P15" svg:x1="15.95cm" svg:y1="27.056cm" svg:x2="15.95cm" svg:y2="27.532cm">
          <text:p/>
        </draw:line>
        <draw:frame draw:style-name="gr5" draw:text-style-name="P31" svg:width="5.132cm" svg:height="0.622cm" svg:x="15.025cm" svg:y="27.94cm">
          <draw:text-box>
            <text:p text:style-name="P23"><text:span text:style-name="T33">АВР09-1</text:span></text:p>
          </draw:text-box>
        </draw:frame>
      </draw:g>
      <text:p text:style-name="P1"/>
      <text:p text:style-name="P3">Содержание</text:p>
      <text:p text:style-name="P2">Введение ....<text:span text:style-name="T7">..............................................................................................................<text:tab/></text:span><text:span text:style-name="T21">_</text:span></text:p>
      <text:p text:style-name="P9">1. <text:span text:style-name="T18">Техническое задание на разработку конструкции изделия </text:span>.............................<text:tab/><text:span text:style-name="T10">_</text:span></text:p>
      <text:p text:style-name="P8"><text:span text:style-name="T18">2</text:span>. <text:span text:style-name="T18">Анализ технического задания ….............</text:span>..........................................................<text:tab/><text:span text:style-name="T7">_</text:span></text:p>
      <text:p text:style-name="P9"><text:span text:style-name="T18">3</text:span>. <text:span text:style-name="T18">Конструкторский анализ электрической схемы блока </text:span><text:span text:style-name="T1">....................................<text:tab/></text:span><text:span text:style-name="T8">_</text:span></text:p>
      <text:p text:style-name="P9"><text:span text:style-name="T5">3</text:span><text:span text:style-name="T1">.</text:span><text:span text:style-name="T5">1</text:span><text:span text:style-name="T1"> </text:span><text:span text:style-name="T5">Принцип работы схемы</text:span><text:span text:style-name="T3"> …...........................................</text:span><text:span text:style-name="T7">....................................<text:tab/></text:span><text:span text:style-name="T10">_</text:span></text:p>
      <text:p text:style-name="P10"><text:span text:style-name="T5">3.2 Анализ элементной базы блока по условиям эксплуатации</text:span><text:span text:style-name="T3">.</text:span><text:span text:style-name="T2">....................</text:span>.....<text:tab/><text:span text:style-name="T10">_</text:span></text:p>
      <text:p text:style-name="P10"><text:span text:style-name="T18">4. Разработка конструкции блока ….....................................</text:span>.................................<text:tab/><text:span text:style-name="T10">_</text:span></text:p>
      <text:p text:style-name="P10"><text:span text:style-name="T18">4.1 Выбор метода конструирования …..................................</text:span>.......................<text:span text:style-name="T7">........<text:tab/></text:span><text:span text:style-name="T10">_</text:span></text:p>
      <text:p text:style-name="P11"><text:span text:style-name="T11">4.2 Разработка компоновочного эскиза</text:span><text:span text:style-name="T9"> …..........</text:span><text:span text:style-name="T6">…..............................................<text:tab/></text:span><text:span text:style-name="T10">_</text:span></text:p>
      <text:p text:style-name="P12"><text:span text:style-name="T18">4.3 Выбор способа охлаждения блока</text:span> …..............................................................<text:tab/><text:span text:style-name="T14">_</text:span></text:p>
      <text:p text:style-name="P12"><text:span text:style-name="T18">4.4 Выбор материала печатных плат</text:span> <text:span text:style-name="T17">.</text:span>...................................................................<text:tab/><text:span text:style-name="T14">_</text:span></text:p>
      <text:p text:style-name="P12"><text:span text:style-name="T18">4.5 Разработка конструкции функциональной ячейки .</text:span>......................................<text:tab/><text:span text:style-name="T14">_</text:span></text:p>
      <text:p text:style-name="P12"><text:span text:style-name="T18">4.6 Описание конструкции блока</text:span> ….....................................................................<text:tab/><text:span text:style-name="T14">_</text:span></text:p>
      <text:p text:style-name="P12"><text:span text:style-name="T18">5 Расчет показателей качества конструкции</text:span> …...................................................<text:tab/><text:span text:style-name="T14">_</text:span></text:p>
      <text:p text:style-name="P12"><text:span text:style-name="T18">5.1 Расчет теплового режима блока</text:span> ….................................................................<text:tab/><text:span text:style-name="T14">_</text:span></text:p>
      <text:p text:style-name="P12"><text:span text:style-name="T18">5.2 Расчет выбропрочности блока</text:span> ........................................................................<text:tab/><text:span text:style-name="T14">_</text:span></text:p>
      <text:p text:style-name="P13"><text:span text:style-name="T14">5.3 Расчет массогабаритных показателей конструкции </text:span><text:span text:style-name="T20">….................................</text:span><text:span text:style-name="T14"><text:tab/>_</text:span></text:p>
      <text:p text:style-name="P6">Заключение<text:span text:style-name="T12">..............................................................................................................<text:tab/>_</text:span></text:p>
      <text:p text:style-name="P7">Нормативные ссылки …........................................................................................<text:tab/>_</text:p>
      <text:p text:style-name="P5"><text:span text:style-name="T4">Библиографический список...........</text:span>.......................................................................<text:span text:style-name="T22">.</text:span><text:tab/>_</text:p>
      <text:p text:style-name="P4">Прилож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-FLEX Type B" svg:font-family="'T-FLEX Type B'" style:font-pitch="variable"/>
    <style:font-face style:name="Times New Roman2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15T22:00:28.147000000</dc:date>
    <meta:editing-duration>PT1H36M35S</meta:editing-duration>
    <meta:editing-cycles>37</meta:editing-cycles>
    <meta:generator>LibreOffice/4.1.3.2$Windows_x86 LibreOffice_project/70feb7d99726f064edab4605a8ab840c50ec57a</meta:generator>
    <meta:print-date>2014-05-20T20:47:39.435907605</meta:print-date>
    <meta:document-statistic meta:table-count="0" meta:image-count="0" meta:object-count="0" meta:page-count="1" meta:paragraph-count="22" meta:word-count="124" meta:character-count="2052" meta:non-whitespace-character-count="1950"/>
  </office:meta>
</office:document-meta>
</file>